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waterfallWipe" smil:subtype="horizontal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draw:textarea-vertical-align="middle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fo:min-height="2.75cm"/>
      <style:paragraph-properties style:writing-mode="lr-tb"/>
    </style:style>
    <style:style style:name="pr8" style:family="presentation" style:parent-style-name="Lights1-outline1">
      <style:graphic-properties fo:min-height="10.001cm"/>
      <style:paragraph-properties style:writing-mode="lr-tb"/>
    </style:style>
    <style:style style:name="pr9" style:family="presentation" style:parent-style-name="Lights1-notes">
      <style:graphic-properties draw:fill-color="#ffffff" fo:min-height="13.364cm"/>
      <style:paragraph-properties style:writing-mode="lr-tb"/>
    </style:style>
    <style:style style:name="pr10" style:family="presentation" style:parent-style-name="Lights1-outline1">
      <style:graphic-properties draw:fill="none" draw:fill-color="#ffffff" draw:textarea-vertical-align="middle" fo:min-height="10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 xml:id="id1" draw:id="id1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 text:style-name="P1">Unreal Engine 5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CPE Weekly Tech Talk\</text:p>
            <text:p text:style-name="P2"><text:s/>10<text:span text:style-name="T1">th</text:span> September 2021</text:p>
            <text:p text:style-name="P2">Michal Konečný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 xml:id="id2" draw:id="id2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Tech demo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header>
                <text:p text:style-name="P1"><text:a xlink:href="https://youtu.be/wq0JC7Cs0Vg" xlink:type="simple">https://youtu.be/wq0JC7Cs0Vg</text:a></text:p>
              </text:list-header>
            </text:list>
          </draw:text-box>
        </draw:frame>
        <anim:par presentation:node-type="timing-root">
          <anim:par smil:begin="id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1" presentation:presentation-page-layout-name="AL2T1" xml:id="id3" draw:id="id3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New features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Lumen</text:p>
                <text:list>
                  <text:list-item>
                    <text:p>Real-time dynamic lighting (using ray-tracing) </text:p>
                  </text:list-item>
                </text:list>
              </text:list-item>
              <text:list-item>
                <text:p>Nanite</text:p>
                <text:list>
                  <text:list-item>
                    <text:p>Unlimited polygons on scene (using SSD I/O speed)</text:p>
                  </text:list-item>
                </text:list>
              </text:list-item>
              <text:list-item>
                <text:p>Adaptive animations</text:p>
                <text:list>
                  <text:list-item>
                    <text:p>Animations adaption to complex physic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1" presentation:presentation-page-layout-name="AL2T1" xml:id="id4" draw:id="id4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References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Official page</text:p>
                <text:p><text:a xlink:href="https://www.unrealengine.com/" xlink:type="simple">https://www.unrealengine.com/</text:a></text:p>
              </text:list-item>
              <text:list-item>
                <text:p>Tech blog</text:p>
                <text:p><text:a xlink:href="https://www.unrealengine.com/en-US/tech-blog/next-gen-gaming-tech-s-take-on-gaming-s-future" xlink:type="simple">https://www.unrealengine.com/en-US/tech-blog/next-gen-gaming-tech-s-take-on-gaming-s-future</text:a></text:p>
              </text:list-item>
            </text:list>
          </draw:text-box>
        </draw:frame>
        <anim:par presentation:node-type="timing-root">
          <anim:par smil:begin="id4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1" presentation:presentation-page-layout-name="AL2T1" xml:id="id5" draw:id="id5">
        <office:forms form:automatic-focus="false" form:apply-design-mode="false"/>
        <draw:frame presentation:style-name="pr10" draw:text-style-name="P6" draw:layer="layout" svg:width="25cm" svg:height="12.73cm" svg:x="1.5cm" svg:y="1.27cm" presentation:class="outline" presentation:user-transformed="true">
          <draw:text-box>
            <text:list text:style-name="L2">
              <text:list-header>
                <text:p text:style-name="P1">Thank you!</text:p>
              </text:list-header>
            </text:list>
          </draw:text-box>
        </draw:frame>
        <anim:par presentation:node-type="timing-root">
          <anim:par smil:begin="id5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3T10:15:23.237209388</meta:creation-date>
    <meta:editing-duration>PT11M20S</meta:editing-duration>
    <meta:editing-cycles>4</meta:editing-cycles>
    <meta:generator>LibreOffice/7.2.0.4$Linux_X86_64 LibreOffice_project/9a9c6381e3f7a62afc1329bd359cc48accb6435b</meta:generator>
    <dc:title>Lights</dc:title>
    <dc:date>2021-09-13T14:10:42.812889043</dc:date>
    <meta:document-statistic meta:object-count="98"/>
  </office:meta>
</office:document-meta>
</file>